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officeooo:rsid="001f627e" officeooo:paragraph-rsid="001f627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ff0cd" officeooo:paragraph-rsid="001ff0c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ff0cd" officeooo:paragraph-rsid="00203fba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ff0cd" officeooo:paragraph-rsid="002312d4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ff0cd" officeooo:paragraph-rsid="0024b72c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03fba" officeooo:paragraph-rsid="00203fba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4b72c" officeooo:paragraph-rsid="0024b72c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5pt" fo:font-weight="bold" officeooo:rsid="001f627e" officeooo:paragraph-rsid="001f627e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officeooo:rsid="001ddaad"/>
    </style:style>
    <style:style style:name="T4" style:family="text">
      <style:text-properties fo:color="#ff0000" style:text-underline-style="solid" style:text-underline-width="auto" style:text-underline-color="font-color"/>
    </style:style>
    <style:style style:name="T5" style:family="text">
      <style:text-properties officeooo:rsid="001f627e"/>
    </style:style>
    <style:style style:name="T6" style:family="text">
      <style:text-properties officeooo:rsid="001ff0cd"/>
    </style:style>
    <style:style style:name="T7" style:family="text">
      <style:text-properties officeooo:rsid="00203fba"/>
    </style:style>
    <style:style style:name="T8" style:family="text">
      <style:text-properties officeooo:rsid="002312d4"/>
    </style:style>
    <style:style style:name="T9" style:family="text">
      <style:text-properties officeooo:rsid="0024b7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R – Modelo Entidade Relacionamento</text:p>
      <text:p text:style-name="Standard"/>
      <text:p text:style-name="P1">usuario = <text:span text:style-name="T1">(id_usuario</text:span>, nome_usuario, telefone_usuario, cpf_usuario, nome_login_usuario, senha_usuario, data_cadastra_user)</text:p>
      <text:p text:style-name="P1"/>
      <text:p text:style-name="P1">alimento = (<text:span text:style-name="T1">id_alimento</text:span>, nome_alimento, tipo, data_validade, <text:span text:style-name="T1">id_usuario</text:span>)</text:p>
      <text:p text:style-name="P1">id_usuario = FK usuario(id_usuario)</text:p>
      <text:p text:style-name="P1"/>
      <text:p text:style-name="P1">beneficiado = (<text:span text:style-name="T1">id_beneficiado</text:span>, nome_beneficiado, numero, rua, bairro, cidade, estado, telefone_beneficiado, data_nasc, possui_beneficiado, <text:span text:style-name="T1">id_usuario</text:span>, data_cadastro_beneficiado)</text:p>
      <text:p text:style-name="P1">id_usuario = FK usuario(id_usuario)</text:p>
      <text:p text:style-name="P1"/>
      <text:p text:style-name="P1">cesta(<text:span text:style-name="T1">id_cesta, id_usuario</text:span>, data_monta<text:span text:style-name="T3">g</text:span>em, <text:span text:style-name="T1">id_beneficiado</text:span>, data_recebimento)</text:p>
      <text:p text:style-name="P1">id_usuario = FK usuario(id_usuario)</text:p>
      <text:p text:style-name="P1">id_beneficiado = FK beneficiado(id_beneficiado)</text:p>
      <text:p text:style-name="P1"/>
      <text:p text:style-name="P1">dependente = (<text:span text:style-name="T4">nome_dependente</text:span>, <text:span text:style-name="T2">id_beneficiado</text:span>, parentesco, data_nasc, profissão_dependente)</text:p>
      <text:p text:style-name="P1">id_beneficiado = FK beneficiado(id_beneficiado)</text:p>
      <text:p text:style-name="P1"/>
      <text:p text:style-name="P1">tipo = (<text:span text:style-name="T1">id_tipo</text:span>, nome_tipo, <text:span text:style-name="T1">id_alimento</text:span>)</text:p>
      <text:p text:style-name="P1">id_alimento = FK alimento(id_alimento)</text:p>
      <text:p text:style-name="P1"/>
      <text:p text:style-name="P1">cesta_alimento(<text:span text:style-name="T1">id_cesta, id_alimento</text:span>, quantidade)</text:p>
      <text:p text:style-name="P1">id_cesta = FK cesta(id_cesta)</text:p>
      <text:p text:style-name="P1">id_alimento = FK alimento(id_alimento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Tabelas </text:p>
      <text:p text:style-name="P11"/>
      <text:p text:style-name="P4">CREATE TABLE usuario (</text:p>
      <text:p text:style-name="P4">id_usuario INT<text:span text:style-name="T7">EGER</text:span>(5) AUTO INCREMENT NOT NULL,</text:p>
      <text:p text:style-name="P4">nome_usuario VARCHAR(100) <text:span text:style-name="T6">NOT NULL</text:span>,</text:p>
      <text:p text:style-name="P4">telefone_usuario VARCHAR(15),</text:p>
      <text:p text:style-name="P4">cpf_usuario VARCHAR(15) <text:span text:style-name="T6">NOT NULL</text:span>,</text:p>
      <text:p text:style-name="P4">nome_login_senha VARCHAR(20) <text:span text:style-name="T6">NOT NULL</text:span>,</text:p>
      <text:p text:style-name="P5">senha_usuario VARCHAR(20) NOT NULL,</text:p>
      <text:p text:style-name="P6">data_cadastro_user DATE,</text:p>
      <text:p text:style-name="P6"><text:span text:style-name="T7">PRIMARY KEY (id_usuario</text:span>)<text:span text:style-name="T7">)</text:span>;</text:p>
      <text:p text:style-name="P5"/>
      <text:p text:style-name="P5">CREATE TABLE alimento (</text:p>
      <text:p text:style-name="P6">id_alimento <text:span text:style-name="T5">INTEGER</text:span>(11) AUTO INCREMENT NOT NULL,</text:p>
      <text:p text:style-name="P5">nome_alimento VARCHAR(100) NOT NULL,</text:p>
      <text:p text:style-name="P5">tipo VARCHAR(100),</text:p>
      <text:p text:style-name="P7">data_validade DATE,</text:p>
      <text:p text:style-name="P10">id_usuario INTEGER(5),</text:p>
      <text:p text:style-name="P8"><text:span text:style-name="T8">PRIMARY KEY (id_alimento),</text:span></text:p>
      <text:p text:style-name="P8"><text:span text:style-name="T9">FOREIGN KEY (id_usuario</text:span>) <text:span text:style-name="T9">references usuario(id_usuario))</text:span>;</text:p>
      <text:p text:style-name="P5"/>
      <text:p text:style-name="P5">CREATE TABLE beneficiado (</text:p>
      <text:p text:style-name="P6">id_beneficiado <text:span text:style-name="T5">INTEGER</text:span>(11) AUTO INCREMENT NOT NULL,</text:p>
      <text:p text:style-name="P5">nome_beneficiado VARCHAR(100) NOT NULL,</text:p>
      <text:p text:style-name="P6">numero <text:span text:style-name="T5">INTEGER</text:span>(11)</text:p>
      <text:p text:style-name="P5">rua VARCHAR(100)</text:p>
      <text:p text:style-name="P5">bairro VARCHAR(100)</text:p>
      <text:p text:style-name="P5">cidade VARCHAR(100)</text:p>
      <text:p text:style-name="P5">estado VARCHAR(2)</text:p>
      <text:p text:style-name="P5">telefone_beneficiado VARCHAR(20)</text:p>
      <text:p text:style-name="P5">data_nasc DATE,</text:p>
      <text:p text:style-name="P6">possui_dependente <text:span text:style-name="T5">INTEGER</text:span>(1),</text:p>
      <text:p text:style-name="P5">data_cadastro_usuario DATE,</text:p>
      <text:p text:style-name="P6">id_usuario <text:span text:style-name="T5">INTEGER</text:span>(5),</text:p>
      <text:p text:style-name="P5">FOREIGN KEY</text:p>
      <text:p text:style-name="P5"/>
      <text:p text:style-name="P5">CREATE TABLE cesta (</text:p>
      <text:p text:style-name="P5">id_cesta INT(11) AUTO INCREMENT NOT NULL,</text:p>
      <text:p text:style-name="P9">id_usuario <text:span text:style-name="T5">INT</text:span>EGER(5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09:51.900000000</meta:creation-date>
    <dc:date>2018-11-06T19:54:52.388000000</dc:date>
    <meta:editing-duration>PT11M34S</meta:editing-duration>
    <meta:editing-cycles>4</meta:editing-cycles>
    <meta:generator>LibreOffice/5.1.1.3$Windows_X86_64 LibreOffice_project/89f508ef3ecebd2cfb8e1def0f0ba9a803b88a6d</meta:generator>
    <meta:document-statistic meta:table-count="0" meta:image-count="0" meta:object-count="0" meta:page-count="2" meta:paragraph-count="51" meta:word-count="196" meta:character-count="1935" meta:non-whitespace-character-count="1788"/>
  </office:meta>
</office:document-meta>
</file>